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12pt" fo:font-weight="bold" officeooo:rsid="00191ef8" officeooo:paragraph-rsid="00191ef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fo:font-weight="normal" officeooo:rsid="00191ef8" officeooo:paragraph-rsid="00191ef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91ef8" officeooo:paragraph-rsid="00191ef8" style:font-weight-asian="normal" style:font-weight-complex="normal"/>
    </style:style>
    <style:style style:name="P4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Century Schoolbook L" fo:font-size="12pt" officeooo:paragraph-rsid="00191ef8" style:font-size-asian="12pt" style:font-size-complex="12pt"/>
    </style:style>
    <style:style style:name="P5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Century Schoolbook L" fo:font-size="12pt" officeooo:paragraph-rsid="001a4ff6" style:font-size-asian="12pt" style:font-size-complex="12pt"/>
    </style:style>
    <style:style style:name="P6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Century Schoolbook L" fo:font-size="12pt" officeooo:paragraph-rsid="00191ef8" style:font-size-asian="12pt" style:font-size-complex="12pt" loext:padding="0cm" loext:border="none"/>
    </style:style>
    <style:style style:name="P7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Century Schoolbook L" fo:font-size="12pt" officeooo:rsid="00191ef8" officeooo:paragraph-rsid="00191ef8" style:font-size-asian="12pt" style:font-size-complex="12pt" loext:padding="0cm" loext:border="none"/>
    </style:style>
    <style:style style:name="P8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font-variant="normal" fo:text-transform="none" fo:color="#111111" style:font-name="Century Schoolbook L" fo:font-size="12pt" fo:letter-spacing="normal" fo:font-style="normal" fo:font-weight="normal" officeooo:paragraph-rsid="00191ef8" style:font-size-asian="12pt" style:font-size-complex="12pt" loext:padding="0cm" loext:border="none"/>
    </style:style>
    <style:style style:name="P9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font-variant="normal" fo:text-transform="none" fo:color="#111111" style:font-name="Century Schoolbook L" fo:font-size="12pt" fo:letter-spacing="normal" fo:font-style="normal" fo:font-weight="normal" officeooo:paragraph-rsid="001a4ff6" style:font-size-asian="12pt" style:font-size-complex="12pt" loext:padding="0cm" loext:border="none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111111" style:font-name="Century Schoolbook L" fo:font-size="12pt" fo:letter-spacing="normal" fo:font-style="normal" fo:font-weight="normal" officeooo:paragraph-rsid="001a4ff6" style:font-size-asian="12pt" style:font-size-complex="12pt" loext:padding="0cm" loext:border="none"/>
    </style:style>
    <style:style style:name="P11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font-variant="normal" fo:text-transform="none" fo:color="#111111" style:font-name="Century Schoolbook L" fo:font-size="12pt" fo:letter-spacing="normal" fo:font-style="normal" fo:font-weight="normal" officeooo:rsid="00191ef8" officeooo:paragraph-rsid="00191ef8" style:font-size-asian="12pt" style:font-size-complex="12pt" loext:padding="0cm" loext:border="none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variant="normal" fo:text-transform="none" fo:color="#111111" style:font-name="Century Schoolbook L" fo:font-size="12pt" fo:letter-spacing="normal" fo:font-style="normal" fo:font-weight="bold" officeooo:rsid="001ab026" officeooo:paragraph-rsid="001ab026" style:font-size-asian="12pt" style:font-weight-asian="bold" style:font-size-complex="12pt" style:font-weight-complex="bold" loext:padding="0cm" loext:border="none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111111" style:font-name="Century Schoolbook L" fo:font-size="12pt" fo:letter-spacing="normal" fo:font-style="normal" fo:font-weight="bold" officeooo:rsid="001ab026" officeooo:paragraph-rsid="001ab026" style:font-size-asian="12pt" style:font-weight-asian="bold" style:font-size-complex="12pt" style:font-weight-complex="bold" loext:padding="0cm" loext:border="none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111111" style:font-name="Century Schoolbook L" fo:font-size="12pt" fo:letter-spacing="normal" fo:font-style="normal" fo:font-weight="bold" officeooo:rsid="001c2bcf" officeooo:paragraph-rsid="001c2bcf" style:font-size-asian="12pt" style:font-weight-asian="bold" style:font-size-complex="12pt" style:font-weight-complex="bold" loext:padding="0cm" loext:border="none"/>
    </style:style>
    <style:style style:name="P15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font-variant="normal" fo:text-transform="none" fo:color="#111111" style:font-name="Century Schoolbook L" fo:font-size="12pt" fo:letter-spacing="normal" officeooo:paragraph-rsid="00191ef8" style:font-size-asian="12pt" style:font-size-complex="12pt" loext:padding="0cm" loext:border="none"/>
    </style:style>
    <style:style style:name="P16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font-variant="normal" fo:text-transform="none" fo:color="#111111" style:font-name="Century Schoolbook L" fo:font-size="12pt" fo:letter-spacing="normal" officeooo:paragraph-rsid="001a4ff6" style:font-size-asian="12pt" style:font-size-complex="12pt" loext:padding="0cm" loext:border="none"/>
    </style:style>
    <style:style style:name="P17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font-variant="normal" fo:text-transform="none" fo:color="#111111" style:font-name="Century Schoolbook L" fo:font-size="12pt" fo:letter-spacing="normal" officeooo:rsid="00191ef8" officeooo:paragraph-rsid="00191ef8" style:font-size-asian="12pt" style:font-size-complex="12pt" loext:padding="0cm" loext:border="none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111111" style:font-name="Century Schoolbook L" officeooo:paragraph-rsid="001ab026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21" style:family="paragraph" style:parent-style-name="Preformatted_20_Text">
      <style:text-properties fo:color="#a9b7c6" style:font-name="DejaVu Sans Mono"/>
    </style:style>
    <style:style style:name="T1" style:family="text">
      <style:text-properties officeooo:rsid="00191ef8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fo:font-variant="normal" fo:text-transform="none" fo:color="#111111" fo:letter-spacing="normal" loext:padding="0cm" loext:border="none"/>
    </style:style>
    <style:style style:name="T4" style:family="text">
      <style:text-properties fo:font-variant="normal" fo:text-transform="none" fo:color="#111111" fo:letter-spacing="normal" fo:font-style="normal" fo:font-weight="normal" loext:padding="0cm" loext:border="none"/>
    </style:style>
    <style:style style:name="T5" style:family="text">
      <style:text-properties fo:font-variant="normal" fo:text-transform="none" fo:font-size="12pt" fo:letter-spacing="normal" fo:font-style="normal" fo:font-weight="bold" officeooo:rsid="001ab026" style:font-size-asian="12pt" style:font-weight-asian="bold" style:font-size-complex="12pt" style:font-weight-complex="bold" loext:padding="0cm" loext:border="none"/>
    </style:style>
    <style:style style:name="T6" style:family="text">
      <style:text-properties fo:color="#8888c6"/>
    </style:style>
    <style:style style:name="T7" style:family="text">
      <style:text-properties fo:color="#8888c6" style:font-name="DejaVu Sans Mono"/>
    </style:style>
    <style:style style:name="T8" style:family="text">
      <style:text-properties fo:color="#6a8759"/>
    </style:style>
    <style:style style:name="T9" style:family="text">
      <style:text-properties fo:color="#6a8759" style:font-name="DejaVu Sans Mono"/>
    </style:style>
    <style:style style:name="T10" style:family="text">
      <style:text-properties fo:color="#cc7832"/>
    </style:style>
    <style:style style:name="T11" style:family="text">
      <style:text-properties fo:color="#cc7832" style:font-name="DejaVu Sans Mono"/>
    </style:style>
    <style:style style:name="T12" style:family="text">
      <style:text-properties fo:color="#6897bb"/>
    </style:style>
    <style:style style:name="T13" style:family="text">
      <style:text-properties fo:color="#a9b7c6" style:font-name="DejaVu Sans Mono"/>
    </style:style>
    <style:style style:name="T14" style:family="text">
      <style:text-properties style:font-name="DejaVu Sans Mono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 MUNDO 1 – PYTHON</text:p>
      <text:p text:style-name="P1"/>
      <text:p text:style-name="P2"/>
      <text:section text:style-name="Sect1" text:name="content">
        <text:list xml:id="list6742886419882732450" text:style-name="L1">
          <text:list-item>
            <text:p text:style-name="P6">Crie um programa que escreva “Olá, Mundo” na tela </text:p>
            <text:p text:style-name="P6"/>
          </text:list-item>
          <text:list-item>
            <text:p text:style-name="P4"><text:span text:style-name="T2">Faça um programa que leia o nome de uma pessoa e mostre uma mensagem de boas vind</text:span><text:span text:style-name="T1">as.</text:span></text:p>
            <text:p text:style-name="P7"/>
          </text:list-item>
          <text:list-item>
            <text:p text:style-name="P6">Crie um programa que leia dois números e mostre a soma entre eles </text:p>
            <text:p text:style-name="P6"/>
          </text:list-item>
          <text:list-item>
            <text:p text:style-name="P6">Faça um programa que leia algo pelo teclado e mostre na tela o seu tipo primitivo e todas a s informações possíveis sobre ele</text:p>
            <text:p text:style-name="P6"/>
          </text:list-item>
          <text:list-item>
            <text:p text:style-name="P6"><text:s/>faça um programa que leia um número inteiro e mostre na tela o seu sucessor e seu antecessor </text:p>
            <text:p text:style-name="P6"/>
          </text:list-item>
          <text:list-item>
            <text:p text:style-name="P6"><text:s/>Crie um algoritmo que leia um número e mostre o seu dobro, triplo e raiz quadrada </text:p>
            <text:p text:style-name="P6"/>
          </text:list-item>
          <text:list-item>
            <text:p text:style-name="P6">Desenvolva um programa que leia as duas notas de um aluno, calcule e mostre a sua média </text:p>
            <text:p text:style-name="P6"/>
          </text:list-item>
          <text:list-item>
            <text:p text:style-name="P6">Escreva um programa que leia um valor em metros e o exiba convertido em centímetros e milímetros </text:p>
            <text:p text:style-name="P6"/>
          </text:list-item>
          <text:list-item>
            <text:p text:style-name="P6">Faça um programa que leia um número Inteiro qualquer e mostre na tela a sua tabuada </text:p>
            <text:p text:style-name="P6"/>
          </text:list-item>
          <text:list-item>
            <text:p text:style-name="P6">Crie um programa que leia quanto dinheiro uma pessoa tem na carteira e mostre quantos dólares ela pode comprar Considere US$ 1,00 = R$ 3,27</text:p>
            <text:p text:style-name="P6"/>
          </text:list-item>
          <text:list-item>
            <text:p text:style-name="P8">Faça um programa que leia a largura e altura de uma parede em metros, calcule a sua área e a quantidade de tintas necessárias para pintá-la, sabendo que cada litro de tinta, pinta uma área de 2m² </text:p>
            <text:p text:style-name="P8"/>
          </text:list-item>
          <text:list-item>
            <text:p text:style-name="P4"><text:span text:style-name="T4"><text:s/>Faça um algoritmo que leia o preço de um produto e mostre seu novo preço, com 5% de desconto</text:span><text:span text:style-name="T3"> </text:span></text:p>
            <text:p text:style-name="P15"/>
          </text:list-item>
          <text:list-item>
            <text:p text:style-name="P4"><text:span text:style-name="T4"><text:s/>Faça um algoritmo que leia o salário de uma funcionário e mostre seu novo salário, com 15% de aumento</text:span><text:span text:style-name="T3"> </text:span></text:p>
            <text:p text:style-name="P15"/>
          </text:list-item>
          <text:list-item>
            <text:p text:style-name="P4"><text:span text:style-name="T4">Escreva um programa que converta um a temperatura digitada em ºC e converta para ºF</text:span><text:span text:style-name="T3"> </text:span></text:p>
            <text:p text:style-name="P15"><text:soft-page-break/></text:p>
          </text:list-item>
          <text:list-item>
            <text:p text:style-name="P4"><text:span text:style-name="T4">Escreva um programa que pergunte a quantidade de Km percorridos por um carro alugado e a quantidade de dias pelos quais ele foi alugado. Calcule o preço a pagar, sabendo que o carro custa R$ 60 por dia e R$ 0,15 por Km rodado.</text:span><text:span text:style-name="T3"> </text:span></text:p>
            <text:p text:style-name="P15"/>
          </text:list-item>
          <text:list-item>
            <text:p text:style-name="P4"><text:span text:style-name="T4">Crie um programa que leia um número Real qualquer pelo teclado e mostre na tela a sua porção Inteira.</text:span><text:span text:style-name="T3"> </text:span><text:span text:style-name="T4">Ex: Digite um número: 6.127</text:span><text:span text:style-name="T3"> </text:span><text:span text:style-name="T4">O número 6.127 tem a parte Inteira 6.</text:span><text:span text:style-name="T3"> </text:span></text:p>
            <text:p text:style-name="P15"/>
          </text:list-item>
          <text:list-item>
            <text:p text:style-name="P8">Faça um programa que leia o comprimento do cateto oposto e do cateto adjacente de um triângulo, calcule o mostre o comprimento da hipotenusa. </text:p>
            <text:p text:style-name="P8"/>
          </text:list-item>
          <text:list-item>
            <text:p text:style-name="P4"><text:span text:style-name="T4">Faça um programa que leia um ângulo qualquer a mostre na tela o valor do seno, cosseno e tangente desse ângulo.</text:span><text:span text:style-name="T3"> </text:span></text:p>
            <text:p text:style-name="P15"/>
          </text:list-item>
          <text:list-item>
            <text:p text:style-name="P4"><text:span text:style-name="T4">Um professor quer sortear um dos seus quatro alunos para apagar o quadro. Faça um programa que ajude ele, lendo o nome deles e escrevendo o nome do escolhido</text:span><text:span text:style-name="T3"> </text:span></text:p>
            <text:p text:style-name="P8">O mesmo professor do desafio anterior quer sortear a ordem de apresentação de trabalhos dos alunos. </text:p>
            <text:p text:style-name="P11"/>
          </text:list-item>
          <text:list-item>
            <text:p text:style-name="P4"><text:span text:style-name="T4">Faça um programa que leia o nome dos quatro alunos e mostre a ordem sorteada.</text:span><text:span text:style-name="T3"> </text:span></text:p>
            <text:p text:style-name="P17"/>
          </text:list-item>
          <text:list-item>
            <text:p text:style-name="P4"><text:span text:style-name="T4"><text:s/>Faça um programa em python que abra e reproduza o áudio de um arquivo MP3.</text:span><text:span text:style-name="T3"> </text:span></text:p>
            <text:p text:style-name="P15"/>
          </text:list-item>
          <text:list-item>
            <text:p text:style-name="P4"><text:span text:style-name="T4">Crie um programa que leia o nome completo de uma pessoa e mostre: O nome com todas as letras maiúsculas e minúsculas.</text:span><text:span text:style-name="T3"> </text:span><text:span text:style-name="T4">Quantas letras ao todo(sem considerar espaços)</text:span><text:span text:style-name="T3"> </text:span><text:span text:style-name="T4">Quantas letras tem o primeiro nome.</text:span><text:span text:style-name="T3"> </text:span></text:p>
            <text:p text:style-name="P15"/>
          </text:list-item>
          <text:list-item>
            <text:p text:style-name="P4"><text:span text:style-name="T4">Faça um programa que leia um número de 0 a 9999 e mostre na tela cada um dos dígitos separados.</text:span><text:span text:style-name="T3"> </text:span><text:span text:style-name="T4">Ex: Digite um número: 1834</text:span><text:span text:style-name="T3"> </text:span><text:span text:style-name="T4">unidade: 4</text:span><text:span text:style-name="T3"> </text:span><text:span text:style-name="T4">dezena: 3</text:span><text:span text:style-name="T3"> </text:span><text:span text:style-name="T4">centena: 8</text:span><text:span text:style-name="T3"> </text:span><text:span text:style-name="T4">milhar: 1</text:span><text:span text:style-name="T3"> </text:span></text:p>
            <text:p text:style-name="P15"/>
          </text:list-item>
          <text:list-item>
            <text:p text:style-name="P4"><text:span text:style-name="T4"><text:s/>Crie um programa que leia o nome de uma cidade e diga se ela começa ou não com o nome ‘SANTO’</text:span><text:span text:style-name="T3"> </text:span></text:p>
            <text:p text:style-name="P15"/>
          </text:list-item>
          <text:list-item>
            <text:p text:style-name="P4"><text:span text:style-name="T4"><text:s/>Crie um programa que leia o nome de uma pessoa e diga se ela tem ‘SILVA’ no nome.</text:span><text:span text:style-name="T3"> </text:span></text:p>
            <text:p text:style-name="P15"/>
          </text:list-item>
          <text:list-item>
            <text:p text:style-name="P4"><text:span text:style-name="T4">Faça um programa que leia uma frase pelo teclado e mostre: Quantas vezes aparece a letra ‘A’</text:span><text:span text:style-name="T3"> </text:span><text:span text:style-name="T4">Em que posição ela aparece a primeira vez</text:span><text:span text:style-name="T3"> </text:span><text:span text:style-name="T4">Em que posição ela aparece a última vez</text:span><text:span text:style-name="T3"> </text:span></text:p>
            <text:p text:style-name="P15"/>
          </text:list-item>
          <text:list-item>
            <text:p text:style-name="P4"><text:soft-page-break/><text:span text:style-name="T4"><text:s/>Faça um programa que leia o nome completo de uma pessoa, mostrando em seguida o primeiro e o último nome separadamente. Ex: Ana Maria de Souza</text:span><text:span text:style-name="T3"> </text:span><text:span text:style-name="T4">primeiro = Ana</text:span><text:span text:style-name="T3"> </text:span><text:span text:style-name="T4">último = Souza</text:span><text:span text:style-name="T3"> </text:span></text:p>
            <text:p text:style-name="P15"/>
          </text:list-item>
          <text:list-item>
            <text:p text:style-name="P4"><text:span text:style-name="T4"><text:s/>Escreva um programa que faça o computador “pensar” em um número inteiro entre 0 e 5 e peça para o usuário tentar descobrir qual foi o número escolhido pelo computador. O programa deverá escrever na tela se o usuário venceu ou perdeu.</text:span><text:span text:style-name="T3"> </text:span></text:p>
            <text:p text:style-name="P15"/>
          </text:list-item>
          <text:list-item>
            <text:p text:style-name="P8"><text:s/>Escreva um programa que leia a velocidade de uma carro. Se ele ultrapassar 80 km/h, mostre uma mensagem dizendo que ele foi multado. A multa vai custar R$ 7,00 por cada Km acima do limite. </text:p>
            <text:p text:style-name="P8"/>
          </text:list-item>
          <text:list-item>
            <text:p text:style-name="P8">Crie um programa que leia um número inteiro e mostre na tela se ele é par ou ímpar. </text:p>
            <text:p text:style-name="P8"/>
          </text:list-item>
          <text:list-item>
            <text:p text:style-name="P9"><text:s/>Desenvolva um programa que pergunte a distância de uma viagem em km. Calcule o preço da passagem, cobrando R$ 0,50 por km para viagens de até 200km e R$ 0,45 para viagens mais longas. </text:p>
            <text:p text:style-name="P9"/>
          </text:list-item>
          <text:list-item>
            <text:p text:style-name="P5"><text:span text:style-name="T4">Faça um programa que leia um ano qualquer e mostre se ele é bissexto</text:span><text:span text:style-name="T3"> </text:span></text:p>
            <text:p text:style-name="P16"/>
          </text:list-item>
          <text:list-item>
            <text:p text:style-name="P5"><text:span text:style-name="T4">Faça um programa que leia três números e mostre qual é o maior e qual é o menor.</text:span><text:span text:style-name="T3"> </text:span></text:p>
            <text:p text:style-name="P16"/>
          </text:list-item>
          <text:list-item>
            <text:p text:style-name="P9">Escreva um programa que pergunte o salário de um funcionário e calcule o valor do seu aumento. Para salários superiores a R$ 1.250,00, calcule um aumento de 10%. Para os inferiores ou iguais, o aumento é de 15%. </text:p>
            <text:p text:style-name="P9"/>
          </text:list-item>
          <text:list-item>
            <text:p text:style-name="P9">Desenvolva um programa que leia o comprimento de três retas e diga ao usuário se elas podem ou não formar um triângulo.</text:p>
          </text:list-item>
        </text:list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2"><text:soft-page-break/>RESOLUÇÃO DOS EXERCÍCIOS</text:p>
        <text:p text:style-name="P12"/>
        <text:p text:style-name="P12"/>
        <text:p text:style-name="P18"><text:span text:style-name="T5">1. <text:s/></text:span><text:span text:style-name="T7">print </text:span><text:span text:style-name="T13">(</text:span><text:span text:style-name="T9">'</text:span><text:span text:style-name="T11">\033</text:span><text:span text:style-name="T9">[1;32mOlá Mundo!</text:span><text:span text:style-name="T11">\033</text:span><text:span text:style-name="T9">[m'</text:span><text:span text:style-name="T13">)</text:span></text:p>
        <text:p text:style-name="P13"/>
        <text:p text:style-name="P18"><text:span text:style-name="T5">2. </text:span><text:span text:style-name="T13">nome= </text:span><text:span text:style-name="T7">str</text:span><text:span text:style-name="T13">(</text:span><text:span text:style-name="T7">input</text:span><text:span text:style-name="T13">(</text:span><text:span text:style-name="T9">'Digite seu nome: '</text:span><text:span text:style-name="T13">))</text:span></text:p>
        <text:p text:style-name="P20"><text:span text:style-name="T6">print </text:span>(<text:span text:style-name="T8">'</text:span><text:span text:style-name="T10">\033</text:span><text:span text:style-name="T8">[1;35mOlá {}. É uma Prazer te conhecer!</text:span><text:span text:style-name="T10">\033</text:span><text:span text:style-name="T8">[m'</text:span>.format(nome))</text:p>
        <text:p text:style-name="P18"><text:span text:style-name="T5">3. </text:span><text:span text:style-name="T13">n1= </text:span><text:span text:style-name="T7">int </text:span><text:span text:style-name="T13">(</text:span><text:span text:style-name="T7">input</text:span><text:span text:style-name="T13">(</text:span><text:span text:style-name="T9">'Digite um número: '</text:span><text:span text:style-name="T13">))</text:span></text:p>
        <text:p text:style-name="P21">n2= <text:span text:style-name="T6">int</text:span>(<text:span text:style-name="T6">input</text:span>(<text:span text:style-name="T8">'Digite outro número: '</text:span>))</text:p>
        <text:p text:style-name="P21">soma= n1 + n2</text:p>
        <text:p text:style-name="P20"><text:span text:style-name="T6">print </text:span>(<text:span text:style-name="T8">'</text:span><text:span text:style-name="T10">\033</text:span><text:span text:style-name="T8">[1;31mA soma de {} e {} é igual a {}!</text:span><text:span text:style-name="T10">\033</text:span><text:span text:style-name="T8">[m'</text:span>.format(n1<text:span text:style-name="T10">,</text:span>n2<text:span text:style-name="T10">,</text:span>soma))</text:p>
        <text:p text:style-name="P18"><text:span text:style-name="T5">4. </text:span><text:span text:style-name="T13">x= </text:span><text:span text:style-name="T7">input</text:span><text:span text:style-name="T13">(</text:span><text:span text:style-name="T9">'Digite algo: '</text:span><text:span text:style-name="T13">)</text:span></text:p>
        <text:p text:style-name="P21"><text:span text:style-name="T6">print</text:span>(<text:span text:style-name="T8">'Qual a classificação? </text:span><text:span text:style-name="T10">\033</text:span><text:span text:style-name="T8">[31m{}</text:span><text:span text:style-name="T10">\033</text:span><text:span text:style-name="T8">[m'</text:span>. format(<text:span text:style-name="T6">type</text:span>(x)))</text:p>
        <text:p text:style-name="P21"><text:span text:style-name="T6">print </text:span>(<text:span text:style-name="T8">'É um numeral? </text:span><text:span text:style-name="T10">\033</text:span><text:span text:style-name="T8">[31m{}</text:span><text:span text:style-name="T10">\033</text:span><text:span text:style-name="T8">[m'</text:span>.format(x.isalnum()))</text:p>
        <text:p text:style-name="P21"><text:span text:style-name="T6">print </text:span>(<text:span text:style-name="T8">'É alfabético? </text:span><text:span text:style-name="T10">\033</text:span><text:span text:style-name="T8">[31m{}</text:span><text:span text:style-name="T10">\033</text:span><text:span text:style-name="T8">[m'</text:span>.format(x.isalpha()))</text:p>
        <text:p text:style-name="P21"><text:span text:style-name="T6">print </text:span>(<text:span text:style-name="T8">'Está em caixa baixa? </text:span><text:span text:style-name="T10">\033</text:span><text:span text:style-name="T8">[31m{}</text:span><text:span text:style-name="T10">\033</text:span><text:span text:style-name="T8">[m'</text:span>.format(x.islower()))</text:p>
        <text:p text:style-name="P20"><text:span text:style-name="T6">print </text:span>(<text:span text:style-name="T8">'Está em caixa alta? </text:span><text:span text:style-name="T10">\033</text:span><text:span text:style-name="T8">[31m{}</text:span><text:span text:style-name="T10">\033</text:span><text:span text:style-name="T8">[m'</text:span>.format(x.isupper()))</text:p>
        <text:p text:style-name="P18"><text:span text:style-name="T5">5. </text:span><text:span text:style-name="T13">num=</text:span><text:span text:style-name="T7">int</text:span><text:span text:style-name="T13">(</text:span><text:span text:style-name="T7">input</text:span><text:span text:style-name="T13">(</text:span><text:span text:style-name="T9">'Digite um número: '</text:span><text:span text:style-name="T13">))</text:span></text:p>
        <text:p text:style-name="P21">ant= num-<text:span text:style-name="T12">1</text:span></text:p>
        <text:p text:style-name="P21">sus= num+<text:span text:style-name="T12">1</text:span></text:p>
        <text:p text:style-name="P21"><text:span text:style-name="T6">print </text:span>(<text:span text:style-name="T8">'</text:span><text:span text:style-name="T10">\033</text:span><text:span text:style-name="T8">[31mO Sucessor de {} é o número {}</text:span><text:span text:style-name="T10">\033</text:span><text:span text:style-name="T8">[m'</text:span>.format(num<text:span text:style-name="T10">,</text:span>sus))</text:p>
        <text:p text:style-name="P20"><text:span text:style-name="T6">print </text:span>(<text:span text:style-name="T8">'</text:span><text:span text:style-name="T10">\033</text:span><text:span text:style-name="T8">[33mO Antecessor de {} é o número {}</text:span><text:span text:style-name="T10">\033</text:span><text:span text:style-name="T8">[m'</text:span>.format(num<text:span text:style-name="T10">,</text:span>ant))</text:p>
        <text:p text:style-name="P18"><text:span text:style-name="T5">6. </text:span><text:span text:style-name="T13">num= </text:span><text:span text:style-name="T7">int </text:span><text:span text:style-name="T13">(</text:span><text:span text:style-name="T7">input</text:span><text:span text:style-name="T13">(</text:span><text:span text:style-name="T9">'Digite um número: '</text:span><text:span text:style-name="T13">))</text:span></text:p>
        <text:p text:style-name="P21">dobro= (num*<text:span text:style-name="T12">2</text:span>)</text:p>
        <text:p text:style-name="P21">triplo= (num*<text:span text:style-name="T12">3</text:span>)</text:p>
        <text:p text:style-name="P21">raiz= (num**(<text:span text:style-name="T12">1</text:span>/<text:span text:style-name="T12">2</text:span>))</text:p>
        <text:p text:style-name="P21"><text:span text:style-name="T6">print </text:span>(<text:span text:style-name="T8">'O dobro de {} é igual a {}'</text:span>.format(num<text:span text:style-name="T10">,</text:span>dobro))</text:p>
        <text:p text:style-name="P21"><text:span text:style-name="T6">print </text:span>(<text:span text:style-name="T8">'O triplo de {} é igual a {}'</text:span>.format(num<text:span text:style-name="T10">,</text:span>triplo))</text:p>
        <text:p text:style-name="P20"><text:span text:style-name="T6">print </text:span>(<text:span text:style-name="T8">'A raiz quadrada de {} equivale a {}'</text:span>.format(num<text:span text:style-name="T10">,</text:span>raiz))</text:p>
        <text:p text:style-name="P18"><text:span text:style-name="T5">7. </text:span><text:span text:style-name="T13">n1= </text:span><text:span text:style-name="T7">float</text:span><text:span text:style-name="T13">(</text:span><text:span text:style-name="T7">input</text:span><text:span text:style-name="T13">(</text:span><text:span text:style-name="T9">'Digite a 1º nota: '</text:span><text:span text:style-name="T13">))</text:span></text:p>
        <text:p text:style-name="P21">n2= <text:span text:style-name="T6">float</text:span>(<text:span text:style-name="T6">input</text:span>(<text:span text:style-name="T8">'Digite a 2ª nota: '</text:span>))</text:p>
        <text:p text:style-name="P21">m= (n1+n2)/<text:span text:style-name="T12">2</text:span></text:p>
        <text:p text:style-name="P20"><text:span text:style-name="T6">print </text:span>(<text:span text:style-name="T8">'</text:span><text:span text:style-name="T10">\033</text:span><text:span text:style-name="T8">[31mA média de {} e {}, equivale a {}!</text:span><text:span text:style-name="T10">\033</text:span><text:span text:style-name="T8">[m'</text:span>. format(n1<text:span text:style-name="T10">,</text:span>n2<text:span text:style-name="T10">,</text:span>m))</text:p>
        <text:p text:style-name="P18"><text:span text:style-name="T5">8. </text:span><text:span text:style-name="T13">valor= </text:span><text:span text:style-name="T7">float</text:span><text:span text:style-name="T13">(</text:span><text:span text:style-name="T7">input</text:span><text:span text:style-name="T13">(</text:span><text:span text:style-name="T9">'Digite o valor em M: '</text:span><text:span text:style-name="T13">))</text:span></text:p>
        <text:p text:style-name="P21"><text:span text:style-name="T6">print </text:span>(<text:span text:style-name="T8">'{}M Convertidos para Cm é {}'</text:span>.format(valor<text:span text:style-name="T10">,</text:span>valor*<text:span text:style-name="T12">100</text:span>))</text:p>
        <text:p text:style-name="P20"><text:span text:style-name="T6">print </text:span>(<text:span text:style-name="T8">'{}M convertidos em milimetors é igual a {}mm'</text:span>.format(valor<text:span text:style-name="T10">, </text:span>valor*<text:span text:style-name="T12">1000</text:span>))</text:p>
        <text:p text:style-name="P18"><text:span text:style-name="T5">9. </text:span><text:span text:style-name="T13">n= </text:span><text:span text:style-name="T7">int </text:span><text:span text:style-name="T13">(</text:span><text:span text:style-name="T7">input</text:span><text:span text:style-name="T13">(</text:span><text:span text:style-name="T9">'Digite um número para ver sua tabuada: '</text:span><text:span text:style-name="T13">))</text:span></text:p>
        <text:p text:style-name="P21"><text:span text:style-name="T10">for </text:span>T <text:span text:style-name="T10">in </text:span><text:span text:style-name="T6">range </text:span>(<text:span text:style-name="T12">1</text:span><text:span text:style-name="T10">,</text:span><text:span text:style-name="T12">11</text:span>):</text:p>
        <text:p text:style-name="P19"><text:s text:c="4"/><text:span text:style-name="T7">print </text:span><text:span text:style-name="T14">(</text:span><text:span text:style-name="T9">'{} x {} = {}'</text:span><text:span text:style-name="T14">.format(n</text:span><text:span text:style-name="T11">,</text:span><text:span text:style-name="T14">T</text:span><text:span text:style-name="T11">, </text:span><text:span text:style-name="T14">n*T))</text:span></text:p>
        <text:p text:style-name="P18"><text:span text:style-name="T5">10. </text:span><text:span text:style-name="T13">real = </text:span><text:span text:style-name="T7">float </text:span><text:span text:style-name="T13">(</text:span><text:span text:style-name="T7">input</text:span><text:span text:style-name="T13">(</text:span><text:span text:style-name="T9">'Quantos R$: '</text:span><text:span text:style-name="T13">))</text:span></text:p>
        <text:p text:style-name="P21">dolar= real/<text:span text:style-name="T12">4.16</text:span></text:p>
        <text:p text:style-name="P20"><text:span text:style-name="T6">print </text:span>(<text:span text:style-name="T8">'Com o Dolar à R$4,16, com R${} você pode obter U${}'</text:span>.format(real<text:span text:style-name="T10">,</text:span>dolar))</text:p>
        <text:p text:style-name="P14"><text:soft-page-break/>11. </text:p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4:09:07.521898114</meta:creation-date>
    <dc:date>2019-09-29T20:55:19.266367578</dc:date>
    <meta:editing-duration>PT26M1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77" meta:word-count="1132" meta:character-count="6409" meta:non-whitespace-character-count="5340"/>
  </office:meta>
</office:document-meta>
</file>